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20pt" style:font-size-asian="20pt" style:font-size-complex="20pt"/>
    </style:style>
    <style:style style:name="P4"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5"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6" style:family="paragraph" style:parent-style-name="Standard">
      <style:text-properties fo:font-size="14pt" style:font-size-asian="14pt" style:font-size-complex="14pt"/>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color="#ff0000"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color="#000000" fo:font-size="14pt" style:text-underline-style="none" fo:font-weight="normal" style:font-size-asian="14pt" style:font-weight-asian="normal" style:font-size-complex="14pt" style:font-weight-complex="normal"/>
    </style:style>
    <style:style style:name="T6" style:family="text">
      <style:text-properties fo:color="#ff3333" style:text-underline-style="solid" style:text-underline-width="auto" style:text-underline-color="font-color" fo:font-weight="bold" style:font-weight-asian="bold" style:font-weight-complex="bold"/>
    </style:style>
    <style:style style:name="T7" style:family="text">
      <style:text-properties fo:color="#ff3333"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variant="normal" fo:text-transform="none" fo:color="#1f1f1f" style:font-name="Google Sans" fo:font-size="12pt" fo:letter-spacing="normal" fo:font-style="normal"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Ivo Hartlieb</text:span></text:p>
      <text:p text:style-name="P3"/>
      <text:p text:style-name="P3"/>
      <text:p text:style-name="P3">[..]</text:p>
      <text:p text:style-name="P2">Jour 137 :<text:span text:style-name="T3"> <text:s/></text:span><text:span text:style-name="T4">Voici bientôt 5 mois (d'après la doctoresse), que j'ai été trouvé gisant à l'entrée du village et contre l'avis des paysans, pseudos bourgeois et anciens, j'ai été recueillit, nourrit, vêtu et soigné de mes blessures. </text:span></text:p>
      <text:p text:style-name="P4">Les gens de la bourgade ne me font toujours pas confiance, sauf cette adorable et cryptique Médecin dont je suis dans l'incapacité de déterminer l'âge. </text:p>
      <text:p text:style-name="P4">Je ne connais toujours pas son nom, et malgré les semaines qui passent, je ne me souviens pas non plus du mien.. c'est pourquoi, pour simplifier les choses, et que les gens cessent de m’appeler « l'étranger » j'ai menti, je leur ai dit que mon nom était Ivo Hartlieb, mais je ne sais pas d'où ça m'est venu, vu que je suis toujours incapable de me souvenir de qui j'étais, qui je suis, d'où je viens.. comme si j'étais né il y à 137 levés de soleil.</text:p>
      <text:p text:style-name="P1"/>
      <text:p text:style-name="P1">[..]</text:p>
      <text:p text:style-name="P1">« <text:span text:style-name="T2">Jour 387</text:span> : <text:s/>Comme j'en parlais hier, voici plus d'un an que je suis installé dans ce village, niché dans les terres montagneuses de Skaag, où j'ai, par la force des choses finis par frapper du métal chaud (Daliima est allé en discuter avec le Maître Forgeron, un Homme renfrogné et trapus à l'air peu aimable mais qui cherchais un apprentis de toute façon) , ce matin, le maître Forgeron m'a dit qu'il commençait à pouvoir avoir confiance en moi, il me confiera bientôt une commande spéciale d'un client venu de Bogenhafen , ça veut dire que je me débrouille plutôt bien, mais j'ai mal aux épaules et aux mains, il dit que c'est le métier qui rente, et qu'un jour ça ne me gênera plus, avant que ça ne se mette à me gêner beaucoup, il appelle ça « le poids du savoir et du temps ». </text:p>
      <text:p text:style-name="P1"/>
      <text:p text:style-name="P1">Aujourd’hui, Skellie m'a sourit alors que je rentrais chez moi, j'étais crasseux, nauséabond et fatigué, j'aurais pus lui faire peur, bon sang ce que j'aime quand elle sourit.. ça me rappelle quelque chose que je ne sais nommer, peut-être ressemble-t-elle à quelqu'un que j'ai connu avant je n'en sais rien. Skellie est la fille du Forgeron, elle à de longs cheveux brun très clairs, presque blonds, de grands yeux verts en été, gris pâles en hiver.. elle à toujours cette habitude de regarder le sol quand elle est mal à l'aise et elle ne me parle jamais vraiment, je pense que son père me fait confiance pour le fer mais certainement pas pour sa fille, après tout, qui voudrait d'un homme qui ne se connaît pas lui-même ? Un sans famille, sans Maison ni blason, je n'ai aucune attache, alors je ne me fais aucune illusion. </text:p>
      <text:p text:style-name="P1"/>
      <text:p text:style-name="P1"/>
      <text:p text:style-name="P1"/>
      <text:p text:style-name="P1"/>
      <text:p text:style-name="P1"/>
      <text:p text:style-name="P1"><text:soft-page-break/></text:p>
      <text:p text:style-name="P1"/>
      <text:p text:style-name="P1">[..]</text:p>
      <text:p text:style-name="P1"><text:span text:style-name="T2">Jour 454</text:span> : Il s'est passé qqch d'effrayant hier soir, alors que la tempête hurlait dehors, déchirant le ciel, un éclair craquât dans un effroi indescriptible au dessus de la forge et fit exploser un rocher au centre du village, à une trentaine de mètres de moi, alors je frappais mon enclume pour finir une lame, j'ai eu comme un genre de souvenir, une bribe de quelque chose de lointain qui m'est réapparut dans le crâne comme un coup de marteau, je revois une maison, un grand escalier, j'ai entendu un enfant qui pleurais, je crois que c'était moi, mais je devais avoir.. entre 8 et 10 ans, je revois cette femme magnifique, qui me serre contre elle en pleurant, elle me dit qu'elle n'a pas eu le choix, qu'elle est désolée, alors j' entends des portes qui s'ouvrent je sens des mains qui m'attrapent le bras et puis.. plus rien, l'obscurité et une grande douleur dans le dos. </text:p>
      <text:p text:style-name="P1">Alors que je revenais à moi, abasourdi, choqué, je sentis un courant de puissance me traverser, des pieds à la tête, quelque chose de familier et en même temps de totalement nouveau, j'eu soudainement le souffle court, un éclair jaune vif m'aveuglât, et quand je pus reposer mes yeux sur mon travail, la lame que j'étais en train de former s'était matérialisée, la taille définie, le poids idéal, les gravures étaient faites avec grande précision.. ne manquait plus qu'à relier la garde avec la lanière en cuir. </text:p>
      <text:p text:style-name="P1">Je n'en crut pas mes yeux, c'était de la magie ! </text:p>
      <text:p text:style-name="P1">Là où la seconde d'avant se trouvait un grand bâton d'acier rougeoyant, sortant du feu, l'instant d'après le changeât en une l'âme d'une qualité tout à fait exceptionnelle pour un apprentis de mon niveau. J'ai encore du mal à croire à ce qu'il s'est passé, je devrais aller dormir. </text:p>
      <text:p text:style-name="P1"/>
      <text:p text:style-name="P1">[..]</text:p>
      <text:p text:style-name="P1"><text:span text:style-name="T6">Jour 461 :</text:span> Hier soir, je suis allé voir Daliima, la doctoresse qui m'a recueillit, nourris, et soigné quand j'ai été retrouvé gisant à l'entrée du village, il y à plus d'un an, je lui ai parlé de ce qu'il s'est passé à la forge, les souvenirs, et surtout je luis ai dit </text:p>
      <text:p text:style-name="P1">pour l'épée qui s'est façonnée toute seule. J'étais terrifié tout autant que vraiment soulagé, je lui ai raconté chaque détail, elle m'a écouté calmement, jusqu'à ce que je termine. Une fois que j'eus terminé mon histoire, elle me resservit du thé, puis posât à coté de ma tasse, une licence de Magie. </text:p>
      <text:p text:style-name="P1">Je n'ai absolument plus eu de mot, je me suis retrouvé comme un condamné à mort qui voit briller l'soleil sur la lame du bourreau, j'ai eu l'impression de perdre l'usage ma peau, elle se mit à me brûler et à me démanger, car.. ELLE PORTAIT MON NOM ! C'était écrit juste là « IVO HARTLIEB ».. je n'avais donc menti à PERSONNE, ça fait un an et demi que je pensais utiliser un nom d'emprunt, d'une maison qui n'a jamais existé, pour un Homme qui ne sait pas qui il est alors que c'était ici, dans mon crâne, et je l'avais utilisé par réflexe, comme on se gratterais le visage pour faire fuir un insecte.. elle me dit qu'elle s’attendait à ce que je lui en parle un jour, elle n'en à parlé à personne, elle ne se doutais pas que j'ignorais totalement mon affinité avec celle-ci.</text:p>
      <text:p text:style-name="P1"><text:soft-page-break/></text:p>
      <text:p text:style-name="P1"/>
      <text:p text:style-name="P1"/>
      <text:p text:style-name="P1"/>
      <text:p text:style-name="P1"/>
      <text:p text:style-name="P1">[..]</text:p>
      <text:p text:style-name="P1"><text:span text:style-name="T2">Jour 667</text:span> : Un homme est passé au village hier, un chasseur de sorcières du nom de « Victor Saltzpyre ».</text:p>
      <text:p text:style-name="P1">Le chef du village l'a accueillit comme un artisan à qui l'on doit beaucoup d'argent, il avait l’œil <text:s/>baissé et la goutte au front, Monsieur Saltzpyre lui, avait la tête haute, le teint pâle, un grand chapeau en pointe, et deux pistolets à sa ceinture, accompagné d'une rapière qui semblait briller un peu, il tenait dans sa main un livre épais avec dessus, le symbole d'une comète à deux queues, il est entré chez le chef de village, Monsieur Von-Banshahb lui ouvrit la porte de manière obséquieuse et l'invitât au chaud. </text:p>
      <text:p text:style-name="P1">Au bout d'un quart d'heure environ, il ressorti, un sourire malsain aux lèvres, et puis le gros Monsieur qu 'étais Von-Banshahb est sorti juste après lui, les yeux au sol, se tenant la main avec l'autre, celle ci était entourée d'un bandage de fortune, et du sang s'écoulait de là ou auraient dû se trouver 2 de ses doigts.. </text:p>
      <text:p text:style-name="P1">Le chasseur de Sorcières fit quelques pas et lui dit sur un ton d'une froideur à faire pâlir un mort « Cher Lord Banshahb, je vais de ce pas m'occuper de ces ennuyeuses créatures, sachez que si vos informations ne s'avèrent pas fiables, je reviendrais pour vous, et celle qui vous reste, et vous forcerait à garder les yeux bien ouvert alors que je rendrais justice, et que je me servirais sur sa chair pour régler VOTRE dette. » </text:p>
      <text:p text:style-name="P1"/>
      <text:p text:style-name="P1">En partant, il passât devant la forge d'un pas décidé et s’arrêtât net, je sentis mon sang bouillonner dans mon cœur alors qu'il fermait ses yeux et se mit à humer l'air, comme un loup qui sentirais un rôti dans un four. J'étais déjà stressé, mais je fut terrorisé alors que son regard suivit son nez, et terminât dans ma direction, je pouvais sentir qu'il me fixait alors que j’essayais de faire mine d'être occupé.. puis je n'eus plus le choix que de lever la tête quand il me saluât « Bonjour jeune Homme c'est du très bel ouvrage sur lequel vous travaillez, est-ce là votre œuvrez ou celui de votre maître ? » <text:s/>et nos regards se croisèrent. « Oh, je ne suis qu’apprentis, monseigneur, un humble apprentis pas bien dégourdi, moi je m'occupe de dégrossir et des fers à chevaux.. » Il eut un rire nerveux, fit un <text:s/>léger signe de la main, que je ne compris pas, puis il sourit et repris sa route. </text:p>
      <text:p text:style-name="P1"/>
      <text:p text:style-name="P1"/>
      <text:p text:style-name="Standard"><text:span text:style-name="T7">Jour 898 :</text:span><text:span text:style-name="T5"> Je ne sais pas comment dire ça mais.. Monsieur Borshlieg, le Maître forgeron de </text:span><text:span text:style-name="T8">Schwerinn</text:span><text:span text:style-name="T4"> </text:span><text:span text:style-name="T5">est mort cette nuit. Skellie, sa fille m'a réveillé aux aurores ce matin pour avoir mon aide, je suis très touché qu'elle aie pensé à moi, et en même temps, je pense qu'il avait finit par reconnaître ma valeur, j'étais quand-même un étranger à ses yeux, mais j'avais très vite appris à frapper l'acier et en faire des œuvres particulièrement fiables, ça il l'avait compris et me respectais pour ça. Il était taciturne, peu aimable et exigeant, mais c'était un homme Honorable qui prenais soin </text:span><text:soft-page-break/><text:span text:style-name="T5">de sa fille depuis le décès de son épouse, Güldre peu après la naissance de Skellie il y à plus de vingt ans de cela. </text:span></text:p>
      <text:p text:style-name="Standard"><text:span text:style-name="T5">Il est décédé sûrement au milieux de la nuit, mais ce qui me perturbe, c'est que Daliima, (la Médecin) à été incapable de déterminer la cause de sa mort.. </text:span></text:p>
      <text:p text:style-name="P4"/>
      <text:p text:style-name="Standard"><text:span text:style-name="T5">Les pleurs de Skellie me hanterons jusqu'à mon dernier souffle, et étrangement, ces sanglots puissants réveillèrent quelque chose dans mon esprit qui remontait à longtemps, très longtemps de cela, ou peut -être moins, mais la sensation de désespoir que ressentais cette jeune femme en larme contre mon épaule des heures durant me laisse un goût plus amer que la simple perte d'un maître et de l'empathie que j'ai pour sa fille. </text:span></text:p>
      <text:p text:style-name="Standard"><text:span text:style-name="T5">Maître Borshlieg sera enterré un Konistag de Vorhenxen de l'an de grâce 2510, <text:s/>il neigeait à gros flocon, et il n'y eu pas un bruit lors de la cérémonie.</text:span></text:p>
      <text:p text:style-name="P4"/>
      <text:p text:style-name="P4"><text:s/>Skellie me tenait la main, je ne sais pas si elle l'a fait consciemment ou si c'est parce qu'elle avait juste besoin d'un contact humain, mais mes mains calleuses de frappe-fer semblaient plus moite et tremblantes qu'un crapaud par une journée de grand vent, avec la sienne dedans, qui était douce comme l'accolade d'une mère aimante, froide comme une enclume, mais qui serrais si fort la mienne que j'avais peur qu'elle ne s’effondre dés qu'elle cesserait de pleurer. </text:p>
      <text:p text:style-name="P4"/>
      <text:p text:style-name="P4">J'ai repris la forge, c'était (à ma très grande surprise) le souhait de Maître Borshlieg, car je cite « il est pas causant et je sais pas d'où y vient, mais j'avais jamais vu quelqu'un apprendre à cogner le fer aussi bien, si ce garçon peut-tenir le marteau et alimenter le feu comme il respire et comme je lui ai appris, alors il saura le faire mieux que je n'en ai jamais été capable, ma forge est sienne si y m'arrive un truc un jour ». C'est à Daliima qu'il avait dit ces mots quelques mois plus tôt, juste après que je me découvre un don pour la Magie des métaux. </text:p>
      <text:p text:style-name="P4"/>
      <text:p text:style-name="P4"/>
      <text:p text:style-name="Standard"><text:span text:style-name="T7">Jour 1070 :</text:span><text:span text:style-name="T5"> J'ai reçus un courrier aujourd'hui, Skellie me l'a apporté à la forge, avec un panier repas qu'elle sait si bien cuisiner, ça sent si bon.. on s'est énormément rapproché depuis que j'ai repris la forge, je n'ose toujours pas la regarder dans les yeux plus de quelque instants, mais je pense que ses yeux essaient de me dire quelque chose sans qu'elle n'ose. </text:span></text:p>
      <text:p text:style-name="Standard"><text:span text:style-name="T5">Ce courrier m'a fait froid dans le dos, il était scellé par un sceau, le même qui était sur le livre de ce chasseur de sorcière qui était passé au village il y à longtemps, on m'y demande de me rendre à Delbrenn dans les plus bref délais, je sais que je ne peut pas refuser, mais c'est la 1ère fois que je dois quitter ce village depuis 3ans, j'ai l'impression aujourd'hui que cette bourgade perdue, qui était le seul monde que je connaissais, était au final plus petite encore que l’impression que j'en avais.</text:span></text:p>
      <text:p text:style-name="Standard"><text:span text:style-name="T5"/></text:p>
      <text:p text:style-name="Standard"><text:span text:style-name="T5">Voici que je dois affronter le monde et l'inconnu, au nom d'une cause qui m'est indifférente, pour un empire dont je ne sais rien, au sein d'un pays qui ne me connais pas.. </text:span></text:p>
      <text:p text:style-name="P4"><text:soft-page-break/>Je ferais mes bagages ce soir, et partirais au premières lueurs demain matin avec tout mon matériel de forge, je ne sais pas comment l'annoncer à Skellie.. mais je compte lui demander sa main avant de partir, elle me manquera, je ne sais pas quand je reviendrais. </text:p>
      <text:p text:style-name="P4"/>
      <text:p text:style-name="P4">Cher Monde, voici que je viens à ta rencontre à nouveau. </text:p>
      <text:p text:style-name="P4"/>
      <text:p text:style-name="P4">Ivo Hartsleib.</text:p>
      <text:p text:style-name="P4"/>
      <text:p text:style-name="P4"/>
      <text:p text:style-name="P4"/>
      <text:p text:style-name="P4">PS : Skellie, si un jour tu lis ces mots, saches que pas une nuit ne passe sans que les étoiles ne murmurent ton nom à mes oreilles, pas un jour ne s'est passé sans que je ne sente ta tendresse dans les alyzé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Lopes</meta:initial-creator>
    <meta:creation-date>2024-03-29T16:53:05.82</meta:creation-date>
    <dc:date>2024-03-31T00:27:45.42</dc:date>
    <dc:creator>Pierre Lopes</dc:creator>
    <meta:editing-duration>PT2H51M19S</meta:editing-duration>
    <meta:editing-cycles>20</meta:editing-cycles>
    <meta:generator>OpenOffice/4.1.15$Win32 OpenOffice.org_project/4115m2$Build-9813</meta:generator>
    <meta:document-statistic meta:table-count="0" meta:image-count="0" meta:object-count="0" meta:page-count="5" meta:paragraph-count="36" meta:word-count="2173" meta:character-count="11912"/>
  </office:meta>
</office:document-meta>
</file>